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127B12D67EB0568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197cm, 4.128cm, 10.753cm, 1.81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7cm" svg:height="21.099cm" svg:x="0.991cm" svg:y="2.392cm">
          <draw:image xlink:href="Pictures/10000000000005E8000007E0E127B12D67EB056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32:40.877586257</dc:date>
    <meta:editing-duration>PT3M36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